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cc53" officeooo:paragraph-rsid="0019cc53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</style:style>
    <style:style style:name="T1" style:family="text">
      <style:text-properties style:font-style-asian="normal" style:font-style-complex="normal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normal" style:font-style-complex="normal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9.834cm" fo:min-width="8.5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9.55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e1" draw:style-name="gr1" draw:text-style-name="P2" svg:width="8.6cm" svg:height="9.834cm" svg:x="0.081cm" svg:y="1.159cm"><text:p/><draw:enhanced-geometry svg:viewBox="0 0 21600 21600" draw:type="rectangle" draw:enhanced-path="M 0 0 L 21600 0 21600 21600 0 21600 0 0 Z N"/></draw:custom-shape><draw:frame text:anchor-type="paragraph" draw:z-index="1" draw:name="Forme2" draw:style-name="gr2" draw:text-style-name="P3" svg:width="8.203cm" svg:height="9.552cm" svg:x="0.254cm" svg:y="1.441cm"><draw:text-box><text:p>Processus Péruvien</text:p><text:p>Début</text:p><text:p><text:span text:style-name="T1"><text:tab/></text:span><text:span text:style-name="T1">Tant que VRAI faire</text:span></text:p><text:p><text:tab/>Début</text:p><text:p><text:tab/><text:tab/><text:tab/>/<text:span text:style-name="T2">*Peruvien arrête train*</text:span>/</text:p><text:p><text:tab/><text:tab/><text:tab/>Tant que (Pierre=VRAI) faire</text:p><text:p><text:tab/><text:tab/><text:tab/>Début</text:p><text:p><text:tab/><text:tab/><text:tab/><text:tab/>/<text:span text:style-name="T2">*Péruvien fait la sieste*</text:span>/</text:p><text:p><text:tab/><text:tab/><text:tab/>Fin</text:p><text:p><text:tab/><text:tab/><text:tab/><text:span text:style-name="T3">/*Péruvien cherche et mets la pierre*/</text:span></text:p><text:p><text:span text:style-name="T3"><text:tab/></text:span><text:span text:style-name="T3"><text:tab/></text:span><text:span text:style-name="T3"><text:tab/></text:span><text:span text:style-name="T4">Pierre=VRAI ;</text:span></text:p><text:p><text:span text:style-name="T4"><text:tab/></text:span><text:span text:style-name="T4"><text:tab/></text:span><text:span text:style-name="T4"><text:tab/></text:span><text:span text:style-name="T4">&lt;SC&gt;</text:span></text:p><text:p><text:span text:style-name="T4"><text:tab/></text:span><text:span text:style-name="T4"><text:tab/></text:span><text:span text:style-name="T4"><text:tab/></text:span><text:span text:style-name="T4"><text:tab/></text:span><text:span text:style-name="T4">/</text:span><text:span text:style-name="T5">*Péruvien passe*</text:span><text:span text:style-name="T1">/</text:span></text:p><text:p><text:span text:style-name="T1"><text:tab/></text:span><text:span text:style-name="T1"><text:tab/></text:span><text:span text:style-name="T1"><text:tab/></text:span><text:span text:style-name="T1">&lt;/SC&gt;</text:span></text:p><text:p><text:span text:style-name="T1"><text:tab/></text:span><text:span text:style-name="T1"><text:tab/></text:span><text:span text:style-name="T1"><text:tab/></text:span><text:span text:style-name="T1">/</text:span><text:span text:style-name="T5">*Péruvien retourne au panier et enlève la pierre*</text:span><text:span text:style-name="T1">/</text:span></text:p><text:p><text:span text:style-name="T1"><text:tab/></text:span><text:span text:style-name="T1"><text:tab/></text:span><text:span text:style-name="T1"><text:tab/></text:span><text:span text:style-name="T1">Pierre=FAUX ;</text:span></text:p><text:p><text:span text:style-name="T1"><text:tab/></text:span><text:span text:style-name="T1"><text:tab/></text:span><text:span text:style-name="T1"><text:tab/></text:span><text:span text:style-name="T1">/</text:span><text:span text:style-name="T5">*Péruvien repart*</text:span><text:span text:style-name="T1">/</text:span></text:p><text:p><text:span text:style-name="T1"><text:tab/></text:span><text:span text:style-name="T1">Fin</text:span></text:p><text:p><text:span text:style-name="T1">Fin</text:span></text:p></draw:text-box></draw:frame><draw:custom-shape text:anchor-type="paragraph" draw:z-index="2" draw:name="Forme1" draw:style-name="gr1" draw:text-style-name="P2" svg:width="8.6cm" svg:height="9.834cm" svg:x="9.082cm" svg:y="1.159cm"><text:p/><draw:enhanced-geometry svg:viewBox="0 0 21600 21600" draw:type="rectangle" draw:enhanced-path="M 0 0 L 21600 0 21600 21600 0 21600 0 0 Z N"/></draw:custom-shape><draw:frame text:anchor-type="paragraph" draw:z-index="3" draw:name="Forme2" draw:style-name="gr2" draw:text-style-name="P3" svg:width="8.203cm" svg:height="9.552cm" svg:x="9.255cm" svg:y="1.441cm"><draw:text-box><text:p>Processus Bolivien</text:p><text:p>Début</text:p><text:p><text:span text:style-name="T1"><text:tab/></text:span><text:span text:style-name="T1">Tant que VRAI faire</text:span></text:p><text:p><text:tab/>Début</text:p><text:p><text:tab/><text:tab/><text:tab/>/<text:span text:style-name="T2">*Bolivien arrête train*</text:span>/</text:p><text:p><text:tab/><text:tab/><text:tab/>Tant que (Pierre=VRAI) faire</text:p><text:p><text:tab/><text:tab/><text:tab/>Début</text:p><text:p><text:tab/><text:tab/><text:tab/><text:tab/>/<text:span text:style-name="T2">*Bolivien fait la sieste*</text:span>/</text:p><text:p><text:tab/><text:tab/><text:tab/>Fin</text:p><text:p><text:tab/><text:tab/><text:tab/><text:span text:style-name="T3">/*Bolivien cherche et mets la pierre*/</text:span></text:p><text:p><text:span text:style-name="T3"><text:tab/></text:span><text:span text:style-name="T3"><text:tab/></text:span><text:span text:style-name="T3"><text:tab/></text:span><text:span text:style-name="T4">Pierre=VRAI ;</text:span></text:p><text:p><text:span text:style-name="T4"><text:tab/></text:span><text:span text:style-name="T4"><text:tab/></text:span><text:span text:style-name="T4"><text:tab/></text:span><text:span text:style-name="T4">&lt;SC&gt;</text:span></text:p><text:p><text:span text:style-name="T4"><text:tab/></text:span><text:span text:style-name="T4"><text:tab/></text:span><text:span text:style-name="T4"><text:tab/></text:span><text:span text:style-name="T4"><text:tab/></text:span><text:span text:style-name="T4">/</text:span><text:span text:style-name="T5">*Bolivien passe*</text:span><text:span text:style-name="T1">/</text:span></text:p><text:p><text:span text:style-name="T1"><text:tab/></text:span><text:span text:style-name="T1"><text:tab/></text:span><text:span text:style-name="T1"><text:tab/></text:span><text:span text:style-name="T1">&lt;/SC&gt;</text:span></text:p><text:p><text:span text:style-name="T1"><text:tab/></text:span><text:span text:style-name="T1"><text:tab/></text:span><text:span text:style-name="T1"><text:tab/></text:span><text:span text:style-name="T1">/</text:span><text:span text:style-name="T5">*Bolivien retourne au panier et enlève la pierre*</text:span><text:span text:style-name="T1">/</text:span></text:p><text:p><text:span text:style-name="T1"><text:tab/></text:span><text:span text:style-name="T1"><text:tab/></text:span><text:span text:style-name="T1"><text:tab/></text:span><text:span text:style-name="T1">Pierre=FAUX ;</text:span></text:p><text:p><text:span text:style-name="T1"><text:tab/></text:span><text:span text:style-name="T1"><text:tab/></text:span><text:span text:style-name="T1"><text:tab/></text:span><text:span text:style-name="T1">/</text:span><text:span text:style-name="T5">*Bolivien repart*</text:span><text:span text:style-name="T1">/</text:span></text:p><text:p><text:span text:style-name="T1"><text:tab/></text:span><text:span text:style-name="T1">Fin</text:span></text:p><text:p><text:span text:style-name="T1">Fin</text:span></text:p></draw:text-box></draw:frame>Pierre=FAUX 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6:58:59.544273625</meta:creation-date>
    <meta:generator>LibreOffice/6.0.3.2$Linux_X86_64 LibreOffice_project/00m0$Build-2</meta:generator>
    <dc:date>2019-03-12T17:10:30.796718649</dc:date>
    <meta:editing-duration>PT11M32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</office:meta>
</office:document-meta>
</file>